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" svg:font-family="'Liberation Sans Narrow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30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_31_030_25_20Wt._25_20Intro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10pt" fo:font-weight="bold" style:font-name-asian="Segoe UI" style:font-size-asian="10pt" style:font-weight-asian="bold" style:font-name-complex="Segoe UI" style:font-size-complex="10pt" style:font-weight-complex="bold"/>
    </style:style>
    <style:style style:name="P2" style:family="paragraph"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8.5pt" style:font-name-asian="Segoe UI" style:font-size-asian="8.5pt" style:font-name-complex="Segoe UI" style:font-size-complex="8.5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10pt" fo:font-weight="bold" style:font-name-asian="Segoe UI" style:font-size-asian="10pt" style:font-weight-asian="bold" style:font-name-complex="Segoe UI" style:font-size-complex="10pt" style:font-weight-complex="bold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text-indent="0cm" style:text-autospace="none"/>
      <style:text-properties fo:color="#000000" style:font-name="Segoe UI" fo:font-size="10pt" fo:font-weight="bold" style:font-name-asian="Segoe UI" style:font-size-asian="10pt" style:font-weight-asian="bold" style:font-name-complex="Segoe UI" style:font-size-complex="10pt" style:font-weight-complex="bold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000000" style:font-name="Segoe UI" fo:font-size="10pt" fo:font-weight="bold" style:font-name-asian="Segoe UI" style:font-size-asian="10pt" style:font-weight-asian="bold" style:font-name-complex="Segoe UI" style:font-size-complex="10pt" style:font-weight-complex="bold"/>
    </style:style>
    <style:style style:name="P7" style:family="paragraph">
      <style:paragraph-properties fo:margin-left="0cm" fo:margin-right="0cm" fo:margin-top="0cm" fo:margin-bottom="0cm" fo:text-indent="0cm" style:text-autospace="none"/>
      <style:text-properties fo:color="#000000" style:font-name="Segoe UI" fo:font-size="10pt" fo:font-style="italic" fo:font-weight="bold" style:font-name-asian="Segoe UI" style:font-size-asian="10pt" style:font-style-asian="italic" style:font-weight-asian="bold" style:font-name-complex="Segoe UI" style:font-size-complex="10pt" style:font-style-complex="italic" style:font-weight-complex="bold"/>
    </style:style>
    <style:style style:name="P8" style:family="paragraph">
      <loext:graphic-properties draw:fill="none" draw:fill-color="#ffffff"/>
      <style:text-properties style:font-name="Segoe UI Semibold" fo:font-size="28pt" fo:font-style="italic" style:font-size-asian="28pt" style:font-style-asian="italic" style:font-size-complex="28pt" style:font-style-complex="italic"/>
    </style:style>
    <style:style style:name="P9" style:family="paragraph">
      <loext:graphic-properties draw:fill="none" draw:fill-color="#ffffff"/>
      <style:text-properties style:font-name="Segoe UI Semibold" fo:font-size="28pt" style:font-size-asian="28pt" style:font-size-complex="28pt"/>
    </style:style>
    <style:style style:name="P10" style:family="paragraph">
      <style:paragraph-properties fo:margin-left="0cm" fo:margin-right="0cm" fo:margin-top="0cm" fo:margin-bottom="0cm" fo:text-indent="0cm" style:text-autospace="none"/>
      <style:text-properties fo:color="#000000" style:font-name="Segoe UI Semibold1" fo:font-size="32pt" fo:font-style="italic" fo:font-weight="bold" style:font-name-asian="Segoe UI" style:font-size-asian="32pt" style:font-style-asian="italic" style:font-weight-asian="bold" style:font-name-complex="Segoe UI" style:font-size-complex="32pt" style:font-style-complex="italic" style:font-weight-complex="bold"/>
    </style:style>
    <style:style style:name="P11" style:family="paragraph">
      <style:paragraph-properties fo:margin-left="0cm" fo:margin-right="0cm" fo:margin-top="0cm" fo:margin-bottom="0cm" fo:text-indent="0cm" style:text-autospace="none"/>
      <style:text-properties fo:color="#000000" style:font-name="Segoe UI Semibold1" fo:font-size="32pt" fo:font-style="italic" style:font-name-asian="Segoe UI" style:font-size-asian="32pt" style:font-style-asian="italic" style:font-name-complex="Segoe UI" style:font-size-complex="32pt" style:font-style-complex="italic"/>
    </style:style>
    <style:style style:name="P12" style:family="paragraph">
      <loext:graphic-properties draw:fill="none" draw:fill-color="#ffffff"/>
      <style:text-properties style:font-name="Segoe UI Semibold1" fo:font-size="32pt" fo:font-style="italic" style:font-size-asian="32pt" style:font-style-asian="italic" style:font-size-complex="32pt" style:font-style-complex="italic"/>
    </style:style>
    <style:style style:name="T1" style:family="text">
      <style:text-properties style:font-name="Segoe UI Semibold" fo:font-size="28pt" style:font-size-asian="28pt" style:font-size-complex="28pt"/>
    </style:style>
    <style:style style:name="T2" style:family="text">
      <style:text-properties style:font-name="Segoe UI Semibold" fo:font-size="32pt" style:font-size-asian="32pt" style:font-size-complex="32pt"/>
    </style:style>
    <style:style style:name="T3" style:family="text">
      <style:text-properties fo:color="#000000" style:text-position="super 58%" style:font-name="Segoe UI Semibold" fo:font-size="32pt" fo:font-style="italic" style:font-name-asian="Segoe UI" style:font-size-asian="32pt" style:font-style-asian="italic" style:font-name-complex="Segoe UI" style:font-size-complex="32pt" style:font-style-complex="italic"/>
    </style:style>
    <style:style style:name="T4" style:family="text">
      <style:text-properties style:font-name="Segoe UI Semibold" fo:font-size="32pt" fo:font-style="italic" style:font-size-asian="32pt" style:font-style-asian="italic" style:font-size-complex="32pt" style:font-style-complex="italic"/>
    </style:style>
    <style:style style:name="T5" style:family="text">
      <style:text-properties fo:color="#000000" style:text-position="super 58%" style:font-name="Segoe UI" fo:font-size="32pt" fo:font-style="italic" style:font-name-asian="Segoe UI" style:font-size-asian="32pt" style:font-style-asian="italic" style:font-name-complex="Segoe UI" style:font-size-complex="32pt" style:font-style-complex="italic"/>
    </style:style>
    <style:style style:name="T6" style:family="text">
      <style:text-properties fo:color="#000000" style:text-position="super 58%" style:font-name="Segoe UI Semibold1" fo:font-size="32pt" fo:font-style="italic" style:font-name-asian="Segoe UI" style:font-size-asian="32pt" style:font-style-asian="italic" style:font-name-complex="Segoe UI" style:font-size-complex="32pt" style:font-style-complex="italic"/>
    </style:style>
    <style:style style:name="T7" style:family="text">
      <style:text-properties style:font-name="Segoe UI Semibold1" fo:font-size="32pt" fo:font-style="italic" style:font-size-asian="32pt" style:font-style-asian="italic" style:font-size-complex="3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030_25_20Wt._25_20Intro" presentation:presentation-page-layout-name="AL1T0">
        <office:forms form:automatic-focus="false" form:apply-design-mode="false"/>
        <draw:frame draw:style-name="gr1" draw:text-style-name="P3" draw:layer="layout" svg:width="24.384cm" svg:height="3.556cm" svg:x="1.778cm" svg:y="0.762cm">
          <draw:text-box>
            <text:p text:style-name="P1"><text:span text:style-name="T1">Holy Gospel</text:span></text:p>
            <text:p text:style-name="P2"><text:span text:style-name="T2">Matthew 28:16–2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_31_030_25_20Wt._25_20Intro" presentation:presentation-page-layout-name="AL1T0">
        <office:forms form:automatic-focus="false" form:apply-design-mode="false"/>
        <draw:frame draw:style-name="gr3" draw:text-style-name="P6" draw:layer="layout" svg:width="24.892cm" svg:height="6.263cm" svg:x="1.524cm" svg:y="1.016cm">
          <draw:text-box>
            <text:p text:style-name="P5"><text:span text:style-name="T3">16</text:span><text:span text:style-name="T4">Now the eleven disciples went to Galilee, to the mountain to which Jesus had directed them. </text:span><text:span text:style-name="T3">17</text:span><text:span text:style-name="T4">And when they saw him they worshiped him, but some doubted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_31_030_25_20Wt._25_20Intro" presentation:presentation-page-layout-name="AL1T0">
        <office:forms form:automatic-focus="false" form:apply-design-mode="false"/>
        <draw:frame draw:style-name="gr4" draw:text-style-name="P8" draw:layer="layout" svg:width="24.384cm" svg:height="4.76cm" svg:x="1.778cm" svg:y="0.762cm">
          <draw:text-box>
            <text:p text:style-name="P7"><text:span text:style-name="T3">18</text:span><text:span text:style-name="T4">And Jesus came and said to them, “All authority in heaven and on earth has been given to me.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_31_030_25_20Wt._25_20Intro" presentation:presentation-page-layout-name="AL1T0">
        <office:forms form:automatic-focus="false" form:apply-design-mode="false"/>
        <draw:frame draw:style-name="gr4" draw:text-style-name="P9" draw:layer="layout" svg:width="24.384cm" svg:height="4.76cm" svg:x="1.778cm" svg:y="0.762cm">
          <draw:text-box>
            <text:p text:style-name="P5"><text:span text:style-name="T5">19</text:span><text:span text:style-name="T4">Go therefore and make disciples of all nations, baptizing them in the name of the Father and of the Son and of the Holy Spirit,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_31_030_25_20Wt._25_20Intro" presentation:presentation-page-layout-name="AL1T0">
        <office:forms form:automatic-focus="false" form:apply-design-mode="false"/>
        <draw:frame draw:style-name="gr4" draw:text-style-name="P12" draw:layer="layout" svg:width="24.384cm" svg:height="6.263cm" svg:x="1.778cm" svg:y="0.762cm">
          <draw:text-box>
            <text:p text:style-name="P10"><text:span text:style-name="T6">20</text:span><text:span text:style-name="T7">teaching them to observe all that I have commanded you. And behold, I am with you always, to the end of the age.”</text:span></text:p>
            <text:p text:style-name="P11"><text:span text:style-name="T7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" svg:font-family="'Liberation Sans Narrow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030_25_20Wt._25_20Intro-background" style:display-name="1030%20Wt.%20Intro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-backgroundobjects" style:display-name="1030%20Wt.%20Int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-notes" style:display-name="1030%20Wt.%20Intr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1" style:display-name="1030%20Wt.%20Intro-outline1" style:family="presentation">
      <style:graphic-properties draw:stroke="none" draw:fill="none" draw:auto-grow-height="false" draw:fit-to-size="shrink-to-fit">
        <text:list-style style:name="_31_030_25_20Wt._25_20Intro-outline1" style:display-name="1030%20Wt.%20Int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2" style:display-name="1030%20Wt.%20Intro-outline2" style:family="presentation" style:parent-style-name="_31_030_25_20Wt._25_20Intr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-outline3" style:display-name="1030%20Wt.%20Intro-outline3" style:family="presentation" style:parent-style-name="_31_030_25_20Wt._25_20Intr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-outline4" style:display-name="1030%20Wt.%20Intro-outline4" style:family="presentation" style:parent-style-name="_31_030_25_20Wt._25_20Intr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-outline5" style:display-name="1030%20Wt.%20Intro-outline5" style:family="presentation" style:parent-style-name="_31_030_25_20Wt._25_20Intr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6" style:display-name="1030%20Wt.%20Intro-outline6" style:family="presentation" style:parent-style-name="_31_030_25_20Wt._25_20Intr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7" style:display-name="1030%20Wt.%20Intro-outline7" style:family="presentation" style:parent-style-name="_31_030_25_20Wt._25_20Intr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8" style:display-name="1030%20Wt.%20Intro-outline8" style:family="presentation" style:parent-style-name="_31_030_25_20Wt._25_20Intr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9" style:display-name="1030%20Wt.%20Intro-outline9" style:family="presentation" style:parent-style-name="_31_030_25_20Wt._25_20Intr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subtitle" style:display-name="1030%20Wt.%20Intro-subtitle" style:family="presentation">
      <style:graphic-properties draw:stroke="none" draw:fill="none" draw:textarea-vertical-align="middle">
        <text:list-style style:name="_31_030_25_20Wt._25_20Intro-subtitle" style:display-name="1030%20Wt.%20Int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title" style:display-name="1030%20Wt.%20Intro-title" style:family="presentation">
      <style:graphic-properties draw:stroke="none" draw:fill="none" draw:textarea-vertical-align="middle">
        <text:list-style style:name="_31_030_25_20Wt._25_20Intro-title" style:display-name="1030%20Wt.%20Int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030_25_20Wt._25_20Intro1-background" style:display-name="1030%20Wt.%20Intro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1-backgroundobjects" style:display-name="1030%20Wt.%20Intr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1-notes" style:display-name="1030%20Wt.%20Intr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1" style:display-name="1030%20Wt.%20Intro1-outline1" style:family="presentation">
      <style:graphic-properties draw:stroke="none" draw:fill="none" draw:auto-grow-height="false" draw:fit-to-size="shrink-to-fit">
        <text:list-style style:name="_31_030_25_20Wt._25_20Intro1-outline1" style:display-name="1030%20Wt.%20Intr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2" style:display-name="1030%20Wt.%20Intro1-outline2" style:family="presentation" style:parent-style-name="_31_030_25_20Wt._25_20Intro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1-outline3" style:display-name="1030%20Wt.%20Intro1-outline3" style:family="presentation" style:parent-style-name="_31_030_25_20Wt._25_20Intro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1-outline4" style:display-name="1030%20Wt.%20Intro1-outline4" style:family="presentation" style:parent-style-name="_31_030_25_20Wt._25_20Intro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1-outline5" style:display-name="1030%20Wt.%20Intro1-outline5" style:family="presentation" style:parent-style-name="_31_030_25_20Wt._25_20Intro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6" style:display-name="1030%20Wt.%20Intro1-outline6" style:family="presentation" style:parent-style-name="_31_030_25_20Wt._25_20Intro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7" style:display-name="1030%20Wt.%20Intro1-outline7" style:family="presentation" style:parent-style-name="_31_030_25_20Wt._25_20Intro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8" style:display-name="1030%20Wt.%20Intro1-outline8" style:family="presentation" style:parent-style-name="_31_030_25_20Wt._25_20Intro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9" style:display-name="1030%20Wt.%20Intro1-outline9" style:family="presentation" style:parent-style-name="_31_030_25_20Wt._25_20Intro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subtitle" style:display-name="1030%20Wt.%20Intro1-subtitle" style:family="presentation">
      <style:graphic-properties draw:stroke="none" draw:fill="none" draw:textarea-vertical-align="middle">
        <text:list-style style:name="_31_030_25_20Wt._25_20Intro1-subtitle" style:display-name="1030%20Wt.%20Intr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title" style:display-name="1030%20Wt.%20Intro1-title" style:family="presentation">
      <style:graphic-properties draw:stroke="none" draw:fill="none" draw:textarea-vertical-align="middle">
        <text:list-style style:name="_31_030_25_20Wt._25_20Intro1-title" style:display-name="1030%20Wt.%20Intr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_31_030_25_20Wt._25_20Intro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1_030_25_20Wt._25_20Intro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1_030_25_20Wt._25_20Intr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31_030_25_20Wt._25_20Intr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_31_030_25_20Wt._25_20Intro1-backgroundobjects">
      <style:graphic-properties draw:stroke="none" draw:fill="none" draw:fill-color="#ffffff" draw:auto-grow-height="false" fo:min-height="1.397cm"/>
    </style:style>
    <style:style style:name="Mpr6" style:family="presentation" style:parent-style-name="_31_030_25_20Wt._25_20Intro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_31_030_25_20Wt._25_20Intro" style:display-name="1030%20Wt.%20Intro" style:page-layout-name="PM1" draw:style-name="Mdp1">
      <office:forms form:automatic-focus="false" form:apply-design-mode="false"/>
      <draw:frame presentation:style-name="_31_030_25_20Wt._25_20Intro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_31_030_25_20Wt._25_20Intro-title" draw:layer="backgroundobjects" svg:width="13.968cm" svg:height="10.476cm" svg:x="3.81cm" svg:y="2.123cm" presentation:class="page"/>
        <draw:frame presentation:style-name="_31_030_25_20Wt._25_20Intr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030_25_20Wt._25_20Intro1" style:display-name="1030%20Wt.%20Intro1" style:page-layout-name="PM1" draw:style-name="Mdp1">
      <draw:frame presentation:style-name="_31_030_25_20Wt._25_20Intro1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_31_030_25_20Wt._25_20Intro1-title" draw:layer="backgroundobjects" svg:width="13.968cm" svg:height="10.476cm" svg:x="3.81cm" svg:y="2.123cm" presentation:class="page"/>
        <draw:frame presentation:style-name="_31_030_25_20Wt._25_20Intro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9T10:50:42.843000000</meta:creation-date>
    <dc:title>1030 Wt. Intro</dc:title>
    <meta:editing-duration>PT10M15S</meta:editing-duration>
    <meta:editing-cycles>3</meta:editing-cycles>
    <meta:generator>LibreOffice/5.3.3.2$Windows_X86_64 LibreOffice_project/3d9a8b4b4e538a85e0782bd6c2d430bafe583448</meta:generator>
    <dc:date>2017-06-09T11:00:56.705000000</dc:date>
    <meta:document-statistic meta:object-count="47"/>
  </office:meta>
</office:document-meta>
</file>